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PAROLES – JE SUIS FILS</text:p>
      <text:p text:style-name="Standard"/>
      <text:p text:style-name="P1">Je suis fils de marin, qui traversa la mer<text:line-break/>Je suis fils de soldat, qui déteste la guerre<text:line-break/>Je suis fils de forçat, criminel évadé<text:line-break/>Et fils de fille du Roi, trop pauvre à marier<text:line-break/>Fils de coureur des bois et de contrebandier<text:line-break/>Enfant des sept nations et fils d'aventurier<text:line-break/>Métis et sang-mêlé, bien qu'on me l'ait caché<text:line-break/>C'est un sujet de honte j'en ferais ma fierté.</text:p>
      <text:p text:style-name="P3">Laï, laï, laï.</text:p>
      <text:p text:style-name="P3">Je suis fils d'Irlandais, poussé par la famine<text:line-break/>Je suis fils d'écossais, v'nu crever en usine<text:line-break/>Dès l'âge de huit ans, seize heures sur les machines<text:line-break/>Mais Dieu sait que jamais je n'ai courbé l'échine<text:line-break/>Non, je suis resté droit, là devant les patrons<text:line-break/>Même le jour où ils ont passé la conscription<text:line-break/>J'suis fils de paysan, et fils d'ouvrier<text:line-break/>Je ne prend pas les armes contre d'autres affamés</text:p>
      <text:p text:style-name="P3">Laï, laï, laï...</text:p>
      <text:p text:style-name="P2">Ce n'étais pas ma guerre, alors j'ai déserté<text:line-break/>J'ai fui dans les forêts et je m'y suis caché<text:line-break/>Refusant de servir de chair à canon<text:line-break/>Refusant de mourir au loin pour la nation<text:line-break/>Une nation qui ne fut jamais vraiment la mienne<text:line-break/>Une alliance forcée de misère et de peine<text:line-break/>Celle du génocide des premières nations<text:line-break/>Celle de l'esclavage et des déportations</text:p>
      <text:p text:style-name="P4">Laï, laï, laï, laï .</text:p>
      <text:p text:style-name="P4">Je n'aime pas le lys, je n'aime pas la croix<text:line-break/>Une est pour les curés, et l'autre est pour les Rois<text:line-break/>Si j'aime mon pays, la terre qui m'a vu naître<text:line-break/>Je ne veux pas de Dieux, je ne veux pas de maître<text:line-break/>Je ne veux pas de Dieux, je ne veux pas de maître</text:p>
      <text:p text:style-name="P5">Laï, laï, laï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9S</meta:editing-duration>
    <meta:editing-cycles>4</meta:editing-cycles>
    <meta:generator>OpenOffice/4.1.5$Win32 OpenOffice.org_project/415m1$Build-9789</meta:generator>
    <dc:date>2019-01-16T13:58:50.61</dc:date>
    <meta:document-statistic meta:table-count="0" meta:image-count="0" meta:object-count="0" meta:page-count="1" meta:paragraph-count="9" meta:word-count="272" meta:character-count="1409"/>
    <meta:user-defined meta:name="Info 1"/>
    <meta:user-defined meta:name="Info 2"/>
    <meta:user-defined meta:name="Info 3"/>
    <meta:user-defined meta:name="Info 4"/>
  </office:meta>
</office:document-meta>
</file>